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b5fe" officeooo:paragraph-rsid="0010b5f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b5fe" officeooo:paragraph-rsid="0010b5fe" style:font-weight-asian="bold" style:font-weight-complex="bold"/>
    </style:style>
    <style:style style:name="P3" style:family="paragraph" style:parent-style-name="Standard">
      <style:text-properties fo:font-weight="bold" officeooo:rsid="0010b5fe" officeooo:paragraph-rsid="0010b5f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Голосование за республиканского кандидата </text:p>
      <text:p text:style-name="P2">на президентских выборах в США</text:p>
      <text:p text:style-name="P2"/>
      <text:p text:style-name="P1"/>
      <text:p text:style-name="P3">Описание данных</text:p>
      <text:p text:style-name="P1"/>
      <text:p text:style-name="P1">50 строк - 50 штатов США</text:p>
      <text:p text:style-name="P1">31 столбец - процент голосов, отданных в штате за кандидата от республиканской партии с 1856 по 1976 год.</text:p>
      <text:p text:style-name="P1"/>
      <text:p text:style-name="P1"/>
      <text:p text:style-name="P1">Данные в файле <text:s text:c="2"/>usa_elections.dat</text:p>
      <text:p text:style-name="P1"/>
      <text:p text:style-name="P1"/>
      <text:p text:style-name="P3">Задача.</text:p>
      <text:p text:style-name="P1">Провести кластеризацию штатов США.</text:p>
      <text:p text:style-name="P1">Определить число кластеров.</text:p>
      <text:p text:style-name="P1">Предложить интерпретацию кластеров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21:01:45.456000000</meta:creation-date>
    <dc:date>2016-02-21T21:11:11.087000000</dc:date>
    <meta:editing-duration>PT9M25S</meta:editing-duration>
    <meta:editing-cycles>1</meta:editing-cycles>
    <meta:document-statistic meta:table-count="0" meta:image-count="0" meta:object-count="0" meta:page-count="1" meta:paragraph-count="10" meta:word-count="50" meta:character-count="353" meta:non-whitespace-character-count="310"/>
    <meta:generator>LibreOffice/4.4.5.2$Windows_x86 LibreOffice_project/a22f674fd25a3b6f45bdebf25400ed2adff0ff99</meta:generator>
  </office:meta>
</office:document-meta>
</file>